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Default"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  <table:table-cell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3D printed Fabric: Techniques for Design and 3D Weaving Programmable Textiles</text:p>
          </table:table-cell>
          <table:table-cell table:style-name="ce1" office:value-type="string">
            <text:p>Haruki Takahas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z07keSZOkO8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A 3D Printer Head as a Robotic Manipulator</text:p>
          </table:table-cell>
          <table:table-cell table:style-name="ce1" office:value-type="string">
            <text:p>Shohei Kataku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xNOvZbEyRAc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Accurate and Low-Latency Sensing of Touch Contact on Any Surface</text:p>
          </table:table-cell>
          <table:table-cell table:style-name="ce1" office:value-type="string">
            <text:p>Yizheng G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xsN4XRrcftU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Seungwoo J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ZlaXB0N3JFU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Myung Jim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/>
          <table:table-cell table:style-name="ce1" office:value-type="string">
            <text:p>-</text:p>
          </table:table-cell>
          <table:table-cell/>
        </table:table-row>
        <table:table-row table:style-name="ro2">
          <table:table-cell table:style-name="Default"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Bespoke: Interactively Synthesizing Custom GUIs from Command-Line Applications</text:p>
          </table:table-cell>
          <table:table-cell table:style-name="ce1" office:value-type="string">
            <text:p>Priyan Vaithilinga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ceXqyyAzXIE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Default"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Bodystorming Human-Robot Interactions</text:p>
          </table:table-cell>
          <table:table-cell table:style-name="ce1" office:value-type="string">
            <text:p>David Porfiri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bxrN6dW5lH8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BubBowl: Display Vessel Using Electrolysis Bubbles in Drinkable Beverages</text:p>
          </table:table-cell>
          <table:table-cell table:style-name="ce1" office:value-type="string">
            <text:p>Ayaka Ishi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Lrkl8XP9BSQ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CapstanCrunch: A Haptic VR Controller</text:p>
          </table:table-cell>
          <table:table-cell table:style-name="ce1" office:value-type="string">
            <text:p>Mike Sinclai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fyVofcglIFE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CAVRN: An Exploration and Evaluation of Collective Audience VR Nexus Experience</text:p>
          </table:table-cell>
          <table:table-cell table:style-name="ce2" office:value-type="string">
            <text:p>Sebastian Hersch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1" office:value-type="string">
            <text:p>B9nytffmgWI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CircuitStyle: A System for Peripherally Reinforcing Best Pracitces in HW Computing</text:p>
          </table:table-cell>
          <table:table-cell table:style-name="ce1" office:value-type="string">
            <text:p>Josh Urban Davi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MqhK5Bo0ljI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Context-Aware Online Adaptation of Mixed Reality Interfaces</text:p>
          </table:table-cell>
          <table:table-cell table:style-name="ce1" office:value-type="string">
            <text:p>David Lindlbau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SammTUw96Mg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table:style-name="Default"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Designing AR Visualizations to Facilitate Stair Navigation for People with Low Vision</text:p>
          </table:table-cell>
          <table:table-cell table:style-name="ce1" office:value-type="string">
            <text:p>Yuhang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r5ul6gzak3A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DreamWalker: Substituting Real-World Walking Experiences with a VR</text:p>
          </table:table-cell>
          <table:table-cell table:style-name="ce1" office:value-type="string">
            <text:p>Jackie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B9887Q4BCAo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Drift-Correction Techniques for Scale-Adaptive VR Navigation</text:p>
          </table:table-cell>
          <table:table-cell table:style-name="ce1" office:value-type="string">
            <text:p>Roberto Montano-Murill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piqFtVCURQs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table:style-name="Default"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ElastImpact: 2.5D Multilevel Instant Impact Using Elasticity on HMD</text:p>
          </table:table-cell>
          <table:table-cell table:style-name="ce1" office:value-type="string">
            <text:p>Hsin-Ruey Tsai (Ray)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x77sVdE6axk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FaceWidgets: Exploring Tangible Interaction on Face with HMD</text:p>
          </table:table-cell>
          <table:table-cell table:style-name="ce1" office:value-type="string">
            <text:p>Wen-Jie Ts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Gaze-Assisted Typing for Smart Glasses</text:p>
          </table:table-cell>
          <table:table-cell table:style-name="ce1" office:value-type="string">
            <text:p>Sunggeun Ah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6sRlLxeA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GesturePod: Enabling On-Device Gesture-based Interaction for White Cane Users</text:p>
          </table:table-cell>
          <table:table-cell table:style-name="ce1" office:value-type="string">
            <text:p>Shishir Pati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N4Og10qWMZ8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GhostAR: A Time-space Editor for Embodied Authring of Human-Robot Collaborative...</text:p>
          </table:table-cell>
          <table:table-cell table:style-name="ce1" office:value-type="string">
            <text:p>Yuanzhi Ca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/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HairBrush for Immersive Data-Driven Hair Modeling</text:p>
          </table:table-cell>
          <table:table-cell table:style-name="ce1" office:value-type="string">
            <text:p>Yajie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Z-6FQz2DZjw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HapSense: A Soft Haptic I/O Device with Uninterrupted Dual Functionalities of Force...</text:p>
          </table:table-cell>
          <table:table-cell table:style-name="ce1" office:value-type="string">
            <text:p>Sang Ho Yoo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O3i3IaMdbXg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Interactive 360 Degree Glasses – Free Tabletop 3D Display</text:p>
          </table:table-cell>
          <table:table-cell table:style-name="ce1" office:value-type="string">
            <text:p>Motohiro Makiguc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fjFLKKjVlnY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Is this Real?: Generating Synthetic Data that Looks Real</text:p>
          </table:table-cell>
          <table:table-cell table:style-name="ce1" office:value-type="string">
            <text:p>Miro Mannin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/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KnitPicking Textures: Programming and Modifying Complex Knitted Textures...</text:p>
          </table:table-cell>
          <table:table-cell table:style-name="ce1" office:value-type="string">
            <text:p>Megan Hof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hAtDAeu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Knitting Skeletons: Computer-Aided Design Tool for Shaping and Patterning of Knitted Garments</text:p>
          </table:table-cell>
          <table:table-cell table:style-name="ce1" office:value-type="string">
            <text:p>Alexandre Kaspa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1A86wyP7hsk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table:style-name="Default"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LabelAR: A Spatial Guidance Interface for Fast Computer Vision Image Collection</text:p>
          </table:table-cell>
          <table:table-cell table:style-name="ce1" office:value-type="string">
            <text:p>Michael Laiel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3zEYHrdp4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Learning Cooperative Personalized Policies from Gaze Data</text:p>
          </table:table-cell>
          <table:table-cell table:style-name="ce1" office:value-type="string">
            <text:p>Christoph Gebhardt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Mi2Ne3YRStk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table:style-name="Default"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LEVIProps: Animating Levitated Optimized Fabric Structures using Holographic..</text:p>
          </table:table-cell>
          <table:table-cell table:style-name="ce1" office:value-type="string">
            <text:p>Rafael Morale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4Y5C8AZZd80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table:style-name="Default"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LightAnchors: Appropriating Point Lights for Spatially-Anchored AR Interfaces</text:p>
          </table:table-cell>
          <table:table-cell table:style-name="ce1" office:value-type="string">
            <text:p>Karan Ahuj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mf2fy-Om23g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string">
            <text:p>Loki: Facilitating Remote Instruction of Physical Tasks Using Bi-Directional MR Telepresence</text:p>
          </table:table-cell>
          <table:table-cell table:style-name="ce1" office:value-type="string">
            <text:p>Bala Thoravi Kumarave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urGqP7FHpOE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Default"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Magical Hands: Mid-Air Hand Gestures for Animating in VR</text:p>
          </table:table-cell>
          <table:table-cell table:style-name="ce1" office:value-type="string">
            <text:p>Rahul Aro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fIHhm7Vrgwo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Mallard: Turn the Web into a Contextualized Prototyping Environment for ML</text:p>
          </table:table-cell>
          <table:table-cell table:style-name="ce1" office:value-type="string">
            <text:p>Xio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Default"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Mantis: A Scalable, Lightweight and accessible Architecture to Build Multiform Force Feedback...</text:p>
          </table:table-cell>
          <table:table-cell table:style-name="ce1" office:value-type="string">
            <text:p>Gareth Barnaby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wm2j9xQOWIU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string">
            <text:p>Morphlour: Personalized Flour-based Morphing Food Induced by Dehydration..</text:p>
          </table:table-cell>
          <table:table-cell table:style-name="ce1" office:value-type="string">
            <text:p>Humphrey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8CrUvqvVQHI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1"/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Default" office:value-type="float" office:value="98">
            <text:p>98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string">
            <text:p>Optimizing Portrait Lighting at Capture-Time Using a 360 Camera as a Light Probe</text:p>
          </table:table-cell>
          <table:table-cell table:style-name="ce1" office:value-type="string">
            <text:p>Jane 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W3miw6cYp80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1" office:value-type="string">
            <text:p>Proxino: Enabling Prototyping of Virtual Circuits with Physical Proxies</text:p>
          </table:table-cell>
          <table:table-cell table:style-name="ce1" office:value-type="string">
            <text:p>Te-Yen W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_Klvg8YSrJQ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string">
            <text:p>PseudoBend: Producing Haptic Illusions of Stretching, Bending and Twisting Using Grain Vibrations</text:p>
          </table:table-cell>
          <table:table-cell table:style-name="ce1" office:value-type="string">
            <text:p>Seongkook He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rCYeWPUcMZU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" office:value-type="string">
            <text:p>Pull-Ups: Enhancing Suspension Activities in VR with Body-Scale Kinesthetic Force Feedbacks for VR</text:p>
          </table:table-cell>
          <table:table-cell table:style-name="ce1" office:value-type="string">
            <text:p>Liwei Che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F8yPlAL9_BU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" office:value-type="string">
            <text:p>PUMICE: Multi-Modal Agent that Learns Concepts and Conditionals from Natural Language and Demonstrations</text:p>
          </table:table-cell>
          <table:table-cell table:style-name="ce1" office:value-type="string">
            <text:p>Toby Jia-Jun 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SFZ0paxbxc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1" office:value-type="string">
            <text:p>Self-healing UI</text:p>
          </table:table-cell>
          <table:table-cell table:style-name="ce1" office:value-type="string">
            <text:p>Koya Narum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3sKCUjWk3NE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Self-healing UI</text:p>
          </table:table-cell>
          <table:table-cell table:style-name="ce1"/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/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1" office:value-type="string">
            <text:p>SensorSnaps: Integrating Wireless Sensor Nodes into Fabric Snap Fasteners for Textile Interfaces</text:p>
          </table:table-cell>
          <table:table-cell table:style-name="ce1" office:value-type="string">
            <text:p>Artem Dementyev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9AOl7TXT2i4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" office:value-type="string">
            <text:p>ShapeBots: Shape changing swarm robots</text:p>
          </table:table-cell>
          <table:table-cell table:style-name="ce1" office:value-type="string">
            <text:p>Ryo Suzuk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2QCEZ7Okzyw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string">
            <text:p>Sketchforme: Composing Sketched Scenes from Text Descriptions for Interactive Applications</text:p>
          </table:table-cell>
          <table:table-cell table:style-name="ce1" office:value-type="string">
            <text:p>Forrest Hu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h1dl4ZQwqaw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string">
            <text:p>Question in Sketchforme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3"/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" office:value-type="string">
            <text:p>Skin-On Interfaces: Bio-Driven Approach for Artificial Skin Design to Cover Interactive Devices</text:p>
          </table:table-cell>
          <table:table-cell table:style-name="ce1" office:value-type="string">
            <text:p>Marc Teyssi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GzY99HWeME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132">
            <text:p>132</text:p>
          </table:table-cell>
          <table:table-cell table:style-name="ce1" office:value-type="string">
            <text:p>Soft Inkjet Circuits</text:p>
          </table:table-cell>
          <table:table-cell table:style-name="ce1" office:value-type="string">
            <text:p>Arshad Kh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zLGvlKquKO4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" office:value-type="string">
            <text:p>Sozu: Self-Powered Radio Tags for Building-Scale Activity Sensing</text:p>
          </table:table-cell>
          <table:table-cell table:style-name="ce1" office:value-type="string">
            <text:p>Ya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Lv2MH517b1I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1" office:value-type="string">
            <text:p>Supporting Elder Connectedness through Cognitively Sustainable Design...</text:p>
          </table:table-cell>
          <table:table-cell table:style-name="ce1" office:value-type="string">
            <text:p>Rebecca Kleinberg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8nlgZhhRUOs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" office:value-type="string">
            <text:p>SWISH: Shifting-Weight Interface of Simulated Hydrodynamics</text:p>
          </table:table-cell>
          <table:table-cell table:style-name="ce1" office:value-type="string">
            <text:p>Shahabedin Sagheb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29Vj3UMnp6o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" office:value-type="string">
            <text:p>Tactlets: Adding Tactile Feedback to 3D Objects Using Custom Printed Controls</text:p>
          </table:table-cell>
          <table:table-cell table:style-name="ce1" office:value-type="string">
            <text:p>Daniel Grög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RvsVMF7dYLs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" office:value-type="string">
            <text:p>Tea: A High-Level Language and Runtime System for Automating Statistical Analysis</text:p>
          </table:table-cell>
          <table:table-cell table:style-name="ce1" office:value-type="string">
            <text:p>Eunice Ju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BpYP7U7y77s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" office:value-type="string">
            <text:p>Tessutivo: Contextual Interactions on Interactive Fabrics with Inductive Sensing</text:p>
          </table:table-cell>
          <table:table-cell table:style-name="ce1" office:value-type="string">
            <text:p>Jun Go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eZPGCbsEdwA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" office:value-type="string">
            <text:p>The Memory Palace</text:p>
          </table:table-cell>
          <table:table-cell table:style-name="ce1" office:value-type="string">
            <text:p>Sauvik D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/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1" office:value-type="string">
            <text:p>TilePoP: Tile-type Pop-up Prop for Virtual Reality</text:p>
          </table:table-cell>
          <table:table-cell table:style-name="ce1" office:value-type="string">
            <text:p>Shan-Yuan T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4-9oFh5UPTg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1" office:value-type="string">
            <text:p>Tip-Tap: Battery-free Discrete 2D Fingertip Input</text:p>
          </table:table-cell>
          <table:table-cell table:style-name="ce1" office:value-type="string">
            <text:p>Keiko Katsuragaw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BvYxCGRa6vE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66">
            <text:p>166</text:p>
          </table:table-cell>
          <table:table-cell table:style-name="ce1" office:value-type="string">
            <text:p>TipText: Eyes-Free Text Entry on a Fingertip Keyboard</text:p>
          </table:table-cell>
          <table:table-cell table:style-name="ce1" office:value-type="string">
            <text:p>Zheer X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e4-tANkReyw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69">
            <text:p>169</text:p>
          </table:table-cell>
          <table:table-cell table:style-name="ce1" office:value-type="string">
            <text:p>Turn-by-Wire: Computationally Mediated Physical Fabrication</text:p>
          </table:table-cell>
          <table:table-cell table:style-name="ce1" office:value-type="string">
            <text:p>Rundong Ti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jM8LOiDYyg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73">
            <text:p>173</text:p>
          </table:table-cell>
          <table:table-cell table:style-name="ce1" office:value-type="string">
            <text:p>Type, Then Correct: Intelligent Text Correction Techniques for Mobile Text Entry Using NN</text:p>
          </table:table-cell>
          <table:table-cell table:style-name="ce1" office:value-type="string">
            <text:p>Mingrui „Ray“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ZgrugZf8jrc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175">
            <text:p>175</text:p>
          </table:table-cell>
          <table:table-cell table:style-name="ce1" office:value-type="string">
            <text:p>Unakite: Scaffolding Developers' Decision-Making Using the Web</text:p>
          </table:table-cell>
          <table:table-cell table:style-name="ce1" office:value-type="string">
            <text:p>Michael Xieyang Li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UMQ-kWgmbQ4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78">
            <text:p>178</text:p>
          </table:table-cell>
          <table:table-cell table:style-name="ce1" office:value-type="string">
            <text:p>Videostrates: Collaborative, Distributed and Programmable Video Manipulation</text:p>
          </table:table-cell>
          <table:table-cell table:style-name="ce1" office:value-type="string">
            <text:p>Clemens N. Klokmos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JmvkjdyL1cw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table:style-name="ce1" office:value-type="float" office:value="181">
            <text:p>181</text:p>
          </table:table-cell>
          <table:table-cell table:style-name="ce1" office:value-type="string">
            <text:p>View-Dependent Video Textures for 360° Video</text:p>
          </table:table-cell>
          <table:table-cell table:style-name="ce1" office:value-type="string">
            <text:p>Sean J. Li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O_sjsowuS8c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183">
            <text:p>183</text:p>
          </table:table-cell>
          <table:table-cell table:style-name="ce1" office:value-type="string">
            <text:p>Virtual Muscle Force: Communicating Kinesthetic Forces Through Pseudo-Haptic Feedback and Muscle Input</text:p>
          </table:table-cell>
          <table:table-cell table:style-name="ce1" office:value-type="string">
            <text:p>Gabriel Ha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/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188">
            <text:p>188</text:p>
          </table:table-cell>
          <table:table-cell table:style-name="ce1" office:value-type="string">
            <text:p>X-Droid: A Quick and Easy Android Prorotyping Framework with a Single-App Illusion</text:p>
          </table:table-cell>
          <table:table-cell table:style-name="ce1" office:value-type="string">
            <text:p>Donghwi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cBdCYs3egqY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92">
            <text:p>192</text:p>
          </table:table-cell>
          <table:table-cell table:style-name="ce1" office:value-type="string">
            <text:p>23 Ways to Nudge: Review of Technology-Mediated Nudging in HCI</text:p>
          </table:table-cell>
          <table:table-cell table:style-name="ce1" office:value-type="string">
            <text:p>Ana Carab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-U3Bo7KR108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197">
            <text:p>197</text:p>
          </table:table-cell>
          <table:table-cell table:style-name="ce1" office:value-type="string">
            <text:p>A Badge, Not a Barrier: Designing for- and Trhoughout Digital Badge Implementation</text:p>
          </table:table-cell>
          <table:table-cell table:style-name="ce1" office:value-type="string">
            <text:p>Caroline Pitt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HxMSkH5ZpZI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office:value-type="string">
            <text:p><text:s/></text:p>
          </table:table-cell>
          <table:table-cell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string">
            <text:p>A Change of Perspective: Designing Automated vehicle as New Social Actor in Public Space</text:p>
          </table:table-cell>
          <table:table-cell table:style-name="ce1" office:value-type="string">
            <text:p>Lenja Soroki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SmnSU4QceSk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03">
            <text:p>203</text:p>
          </table:table-cell>
          <table:table-cell table:style-name="ce1" office:value-type="string">
            <text:p>A Design Space for Gaze Interaction on HMD</text:p>
          </table:table-cell>
          <table:table-cell table:style-name="ce1" office:value-type="string">
            <text:p>Teresa Hirzl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91VMIz6MAZ8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07">
            <text:p>207</text:p>
          </table:table-cell>
          <table:table-cell table:style-name="ce1" office:value-type="string">
            <text:p>Analyzing Value Discovery in Design Decisions Through Ethicography</text:p>
          </table:table-cell>
          <table:table-cell table:style-name="ce1" office:value-type="string">
            <text:p>Sai Shruthi Chivukul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3lV3YQUvyyY</text:p>
          </table:table-cell>
          <table:table-cell table:style-name="ce1" office:value-type="string">
            <text:p>Asian Non-Native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211">
            <text:p>211</text:p>
          </table:table-cell>
          <table:table-cell table:style-name="ce1" office:value-type="string">
            <text:p>Apprise: Supporting the Critical-Agency of Victims of Human Trafficking in Thailand</text:p>
          </table:table-cell>
          <table:table-cell table:style-name="ce1" office:value-type="string">
            <text:p>Hannah Thinyan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VZSn47dkw8Y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14">
            <text:p>214</text:p>
          </table:table-cell>
          <table:table-cell table:style-name="ce1" office:value-type="string">
            <text:p>Assisted Shifting of Electricity Use: Long Term Study of Managing Residential Heating</text:p>
          </table:table-cell>
          <table:table-cell table:style-name="ce1" office:value-type="string">
            <text:p>Rikke Hagensby Jense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giD37cbtetY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219">
            <text:p>219</text:p>
          </table:table-cell>
          <table:table-cell table:style-name="ce1" office:value-type="string">
            <text:p>Augmenting Couples' Communication with Lifelines: Shared Timelines of Mixed Contextual Information</text:p>
          </table:table-cell>
          <table:table-cell table:style-name="ce1" office:value-type="string">
            <text:p>Carla F. Griggio</text:p>
          </table:table-cell>
          <table:table-cell table:style-name="ce1" office:value-type="string">
            <text:p>Female</text:p>
          </table:table-cell>
          <table:table-cell table:style-name="ce1"/>
          <table:table-cell table:style-name="ce1" office:value-type="string">
            <text:p>wFb8w7mPEsQ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Question in Augmenting Couples' Communic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</table:table-row>
        <table:table-row table:style-name="ro2">
          <table:table-cell table:style-name="ce1" office:value-type="float" office:value="221">
            <text:p>221</text:p>
          </table:table-cell>
          <table:table-cell table:style-name="ce1" office:value-type="string">
            <text:p>Beyond Behaviour: The Coach's Perspective on Technology in Health Coaching</text:p>
          </table:table-cell>
          <table:table-cell table:style-name="ce1" office:value-type="string">
            <text:p>Heleen Rutjes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oxorAXoEmf8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Question in Beyond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23">
            <text:p>223</text:p>
          </table:table-cell>
          <table:table-cell table:style-name="ce1" office:value-type="string">
            <text:p>Bringing Shades of Feminism to Human Centered Computing</text:p>
          </table:table-cell>
          <table:table-cell table:style-name="ce1" office:value-type="string">
            <text:p>Neha Kuma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SN7xUEYCKmU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table:style-name="ce1" office:value-type="float" office:value="226">
            <text:p>226</text:p>
          </table:table-cell>
          <table:table-cell table:style-name="ce1" office:value-type="string">
            <text:p>Career Mentoring in Online Communities: Seeking and Receiving Advice from an Online Community</text:p>
          </table:table-cell>
          <table:table-cell table:style-name="ce1" office:value-type="string">
            <text:p>Maria Tompro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bP_XQz5v9Cc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3">
          <table:table-cell table:style-name="ce1" office:value-type="float" office:value="229">
            <text:p>229</text:p>
          </table:table-cell>
          <table:table-cell table:style-name="ce1" office:value-type="string">
            <text:p>Caring for Vincent: A Chatbot for Self-Comparison</text:p>
          </table:table-cell>
          <table:table-cell table:style-name="ce1" office:value-type="string">
            <text:p>Minha Le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AQZo1JpxkcA</text:p>
          </table:table-cell>
          <table:table-cell table:style-name="ce1" office:value-type="string">
            <text:p>Native Speaker</text:p>
          </table:table-cell>
          <table:table-cell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/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3">
          <table:table-cell table:style-name="ce1" office:value-type="float" office:value="234">
            <text:p>234</text:p>
          </table:table-cell>
          <table:table-cell table:style-name="ce1" office:value-type="string">
            <text:p>Children's Reflection in Action with DIY</text:p>
          </table:table-cell>
          <table:table-cell table:style-name="ce1" office:value-type="string">
            <text:p>Silvia Tors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MvgGzZD-cQs</text:p>
          </table:table-cell>
          <table:table-cell table:style-name="ce1" office:value-type="string">
            <text:p>Europ. Non-Native</text:p>
          </table:table-cell>
          <table:table-cell/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19.10.2020</text:date>, <text:time>12:57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19T12:57:24.90</dc:date>
    <meta:editing-duration>P1DT4H34M53S</meta:editing-duration>
    <meta:editing-cycles>29</meta:editing-cycles>
    <meta:generator>OpenOffice/4.1.7$Win32 OpenOffice.org_project/417m1$Build-9800</meta:generator>
    <meta:document-statistic meta:table-count="3" meta:cell-count="1207" meta:object-count="0"/>
  </office:meta>
</office:document-meta>
</file>